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24000001155ED75ADC.png" manifest:media-type="image/png"/>
  <manifest:file-entry manifest:full-path="Pictures/10000000000001570000008B98CCE1AA.png" manifest:media-type="image/png"/>
  <manifest:file-entry manifest:full-path="Pictures/1000000000000260000001C03F127E5D.png" manifest:media-type="image/png"/>
  <manifest:file-entry manifest:full-path="Pictures/100000000000010B0000005920CABD70.png" manifest:media-type="image/png"/>
  <manifest:file-entry manifest:full-path="Pictures/1000000000000384000001B33A23B5EE.png" manifest:media-type="image/png"/>
  <manifest:file-entry manifest:full-path="Pictures/1000000000000158000001443734B210.png" manifest:media-type="image/png"/>
  <manifest:file-entry manifest:full-path="Pictures/100000000000020D000001D3C762765F.png" manifest:media-type="image/png"/>
  <manifest:file-entry manifest:full-path="Pictures/10000000000004D60000025CE702059A.png" manifest:media-type="image/png"/>
  <manifest:file-entry manifest:full-path="Pictures/10000000000001C2000000B1781B404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opacity="0%" draw:textarea-horizontal-align="justify" draw:textarea-vertical-align="middle" draw:auto-grow-height="false" draw:shadow-offset-x="0.203cm" draw:shadow-offset-y="0.203cm" draw:shadow-opacity="0%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5pt" style:font-size-asian="25pt" style:font-size-complex="2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.16cm" svg:height="6.688cm" svg:x="6.234cm" svg:y="13.084cm">
          <draw:image xlink:href="Pictures/10000000000004D60000025CE702059A.png" xlink:type="simple" xlink:show="embed" xlink:actuate="onLoad">
            <text:p/>
          </draw:image>
        </draw:frame>
        <draw:frame draw:style-name="gr1" draw:text-style-name="P1" draw:layer="layout" svg:width="8.564cm" svg:height="7.306cm" svg:x="16.467cm" svg:y="11.998cm">
          <draw:image xlink:href="Pictures/100000000000020D000001D3C762765F.png" xlink:type="simple" xlink:show="embed" xlink:actuate="onLoad">
            <text:p/>
          </draw:image>
        </draw:frame>
        <draw:frame draw:style-name="gr1" draw:text-style-name="P1" draw:layer="layout" svg:width="16.827cm" svg:height="7.644cm" svg:x="2.286cm" svg:y="3.278cm">
          <draw:image xlink:href="Pictures/1000000000000384000001B33A23B5EE.png" xlink:type="simple" xlink:show="embed" xlink:actuate="onLoad">
            <text:p/>
          </draw:image>
        </draw:frame>
        <draw:frame draw:style-name="gr1" draw:text-style-name="P1" draw:layer="layout" svg:width="10.17cm" svg:height="6.8cm" svg:x="1.616cm" svg:y="9.652cm">
          <draw:image xlink:href="Pictures/1000000000000260000001C03F127E5D.png" xlink:type="simple" xlink:show="embed" xlink:actuate="onLoad">
            <text:p/>
          </draw:image>
        </draw:frame>
        <draw:frame draw:style-name="gr1" draw:text-style-name="P1" draw:layer="layout" svg:width="9.926cm" svg:height="6.058cm" svg:x="15.748cm" svg:y="5.88cm">
          <draw:image xlink:href="Pictures/1000000000000224000001155ED75ADC.png" xlink:type="simple" xlink:show="embed" xlink:actuate="onLoad">
            <text:p/>
          </draw:image>
        </draw:frame>
        <draw:frame draw:style-name="gr1" draw:text-style-name="P1" draw:layer="layout" svg:width="7.063cm" svg:height="2.354cm" svg:x="8.129cm" svg:y="10.276cm">
          <draw:image xlink:href="Pictures/100000000000010B0000005920CABD70.png" xlink:type="simple" xlink:show="embed" xlink:actuate="onLoad">
            <text:p/>
          </draw:image>
        </draw:frame>
        <draw:frame draw:style-name="gr1" draw:text-style-name="P1" draw:layer="layout" svg:width="9.074cm" svg:height="3.677cm" svg:x="13.024cm" svg:y="3.81cm">
          <draw:image xlink:href="Pictures/10000000000001570000008B98CCE1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874cm" svg:height="7.874cm" svg:x="4.318cm" svg:y="5.08cm">
          <draw:image xlink:href="Pictures/1000000000000158000001443734B210.png" xlink:type="simple" xlink:show="embed" xlink:actuate="onLoad">
            <text:p/>
          </draw:image>
        </draw:frame>
        <draw:frame draw:style-name="gr1" draw:text-style-name="P1" draw:layer="layout" svg:width="11.905cm" svg:height="4.682cm" svg:x="9.398cm" svg:y="8.89cm">
          <draw:image xlink:href="Pictures/10000000000001C2000000B1781B404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3" draw:text-style-name="P1" draw:layer="layout" svg:width="10.922cm" svg:height="5.334cm" svg:x="3.81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604cm" svg:height="1.233cm" svg:x="6.596cm" svg:y="7.358cm">
          <draw:text-box>
            <text:p><text:span text:style-name="T1">POBLACIÓN</text:span></text:p>
          </draw:text-box>
        </draw:frame>
        <draw:custom-shape draw:style-name="gr5" draw:text-style-name="P1" draw:layer="layout" svg:width="8.127cm" svg:height="4.077cm" svg:x="5.335cm" svg:y="1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604cm" svg:height="1.233cm" svg:x="7.004cm" svg:y="15.161cm">
          <draw:text-box>
            <text:p><text:span text:style-name="T1">MUESTRA</text:span></text:p>
          </draw:text-box>
        </draw:frame>
        <draw:custom-shape draw:style-name="gr6" draw:text-style-name="P1" draw:layer="layout" svg:width="1.778cm" svg:height="2.17cm" svg:x="8.482cm" svg:y="11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604cm" svg:height="1.038cm" svg:x="3.596cm" svg:y="11.359cm">
          <draw:text-box>
            <text:p><text:span text:style-name="T2">MUESTREO</text:span></text:p>
          </draw:text-box>
        </draw:frame>
        <draw:custom-shape draw:style-name="gr6" draw:text-style-name="P1" draw:layer="layout" svg:width="3.048cm" svg:height="8.89cm" svg:x="15.118cm" svg:y="7.36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3" draw:layer="layout" svg:width="6.604cm" svg:height="1.038cm" svg:x="17.796cm" svg:y="11.359cm">
          <draw:text-box>
            <text:p><text:span text:style-name="T2">INFERENCIA</text:span></text:p>
          </draw:text-box>
        </draw:frame>
        <draw:custom-shape draw:style-name="gr7" draw:text-style-name="P1" draw:layer="layout" svg:width="20.066cm" svg:height="13.462cm" svg:x="2.948cm" svg:y="4.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8T17:00:48</meta:creation-date>
    <dc:date>2015-01-12T13:08:15</dc:date>
    <meta:editing-duration>P0D</meta:editing-duration>
    <meta:editing-cycles>4</meta:editing-cycles>
    <meta:generator>LibreOffice/3.5$Linux_X86_64 LibreOffice_project/350m1$Build-2</meta:generator>
    <meta:document-statistic meta:object-count="45"/>
  </office:meta>
</office:document-meta>
</file>